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16440710158393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8517496538660986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8070571649473170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3540514005478725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3863160220029326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04948647282212911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002312883692398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92828297410070931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579297" text:continue-list="list3002312883692398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176594945585383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9396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9327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56958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58577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90285"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129432567764837156"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28232497655901417" text:style-name="L11">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3T17:34:42.95</dc:date>
    <dc:creator>James Lombardi</dc:creator>
    <meta:editing-duration>P10DT6H50M43S</meta:editing-duration>
    <meta:editing-cycles>889</meta:editing-cycles>
    <meta:generator>OpenOffice/4.1.2$Win32 OpenOffice.org_project/412m3$Build-9782</meta:generator>
    <meta:document-statistic meta:table-count="0" meta:image-count="9" meta:object-count="0" meta:page-count="99" meta:paragraph-count="2706" meta:word-count="30356" meta:character-count="155309"/>
  </office:meta>
</office:document-meta>
</file>